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54cm" svg:height="1.905cm" svg:x="1.3cm" svg:y="3.54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445cm" svg:height="1.905cm" svg:x="3.84cm" svg:y="3.54cm">
            <text:p text:style-name="P1">d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905cm" svg:x="8.285cm" svg:y="3.54cm">
            <text:p text:style-name="P1">y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1.905cm" svg:x="9.555cm" svg:y="3.54cm">
            <text:p text:style-name="P1">d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905cm" svg:x="10.19cm" svg:y="3.54cm">
            <text:p text:style-name="P1">x</text:p>
            <draw:enhanced-geometry svg:viewBox="0 0 21600 21600" draw:type="rectangle" draw:enhanced-path="M 0 0 L 21600 0 21600 21600 0 21600 0 0 Z N"/>
          </draw:custom-shape>
          <draw:frame draw:style-name="gr2" draw:layer="layout" svg:width="10.764cm" svg:height="0.962cm" svg:x="1.031cm" svg:y="2.57cm">
            <draw:text-box>
              <text:p>15 <text:s text:c="5"/>12 11 <text:s text:c="17"/>5 <text:s/>4 3 <text:s/>2 <text:s/>1 0 </text:p>
            </draw:text-box>
          </draw:frame>
          <draw:frame draw:style-name="gr3" draw:layer="layout" svg:width="9.494cm" svg:height="0.962cm" svg:x="1.331cm" svg:y="1.348cm">
            <draw:text-box>
              <text:p>Machine code format for LD x, y</text:p>
            </draw:text-box>
          </draw:frame>
        </draw:g>
        <draw:g>
          <draw:custom-shape draw:style-name="gr1" draw:text-style-name="P1" draw:layer="layout" svg:width="2.54cm" svg:height="1.905cm" svg:x="13.065cm" svg:y="3.54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54cm" svg:height="1.905cm" svg:x="15.605cm" svg:y="3.54cm">
            <text:p text:style-name="P1">d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905cm" svg:x="18.145cm" svg:y="3.54cm">
            <text:p text:style-name="P1">y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1.905cm" svg:x="19.415cm" svg:y="3.54cm">
            <text:p text:style-name="P1">d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905cm" svg:x="20.05cm" svg:y="3.54cm">
            <text:p text:style-name="P1">x</text:p>
            <draw:enhanced-geometry svg:viewBox="0 0 21600 21600" draw:type="rectangle" draw:enhanced-path="M 0 0 L 21600 0 21600 21600 0 21600 0 0 Z N"/>
          </draw:custom-shape>
          <draw:frame draw:style-name="gr2" draw:layer="layout" svg:width="10.222cm" svg:height="0.962cm" svg:x="13.096cm" svg:y="2.57cm">
            <draw:text-box>
              <text:p>15 <text:s text:c="3"/>12 11 <text:s text:c="6"/>8 <text:s/>7 <text:s/>6 5 <text:s/>4 <text:s/>3 2 <text:s text:c="4"/>0 </text:p>
            </draw:text-box>
          </draw:frame>
          <draw:frame draw:style-name="gr3" draw:layer="layout" svg:width="9.485cm" svg:height="0.962cm" svg:x="13.396cm" svg:y="1.348cm">
            <draw:text-box>
              <text:p>Machine code format for ST x, y</text:p>
            </draw:text-box>
          </draw:frame>
          <draw:custom-shape draw:style-name="gr1" draw:text-style-name="P1" draw:layer="layout" svg:width="1.905cm" svg:height="1.905cm" svg:x="21.32cm" svg:y="3.54cm">
            <text:p text:style-name="P1">d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ehmet </meta:initial-creator>
    <meta:creation-date>2014-06-20T18:15:34</meta:creation-date>
    <dc:date>2014-06-20T19:36:06</dc:date>
    <dc:creator>mehmet </dc:creator>
    <meta:editing-duration>PT1H2M52S</meta:editing-duration>
    <meta:editing-cycles>5</meta:editing-cycles>
    <meta:generator>LibreOffice/3.5$Linux_X86_64 LibreOffice_project/350m1$Build-2</meta:generator>
    <meta:document-statistic meta:object-count="17"/>
  </office:meta>
</office:document-meta>
</file>